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GndSyncPayload" style:family="table">
      <style:table-properties style:width="6.9188in" table:align="left" fo:keep-with-next="always" style:may-break-between-rows="false"/>
    </style:style>
    <style:style style:name="GndSyncPayload.A" style:family="table-column">
      <style:table-column-properties style:column-width="2.3083in"/>
    </style:style>
    <style:style style:name="GndSyncPayload.B" style:family="table-column">
      <style:table-column-properties style:column-width="2.3076in"/>
    </style:style>
    <style:style style:name="GndSyncPayload.C" style:family="table-column">
      <style:table-column-properties style:column-width="2.3028in"/>
    </style:style>
    <style:style style:name="GndSyncPayload.A1" style:family="table-cell">
      <style:table-cell-properties fo:padding="0.0382in" fo:border-left="0.05pt solid #000000" fo:border-right="none" fo:border-top="0.05pt solid #000000" fo:border-bottom="0.05pt solid #000000"/>
    </style:style>
    <style:style style:name="GndSyncPayload.C1" style:family="table-cell">
      <style:table-cell-properties fo:padding="0.0382in" fo:border="0.05pt solid #000000"/>
    </style:style>
    <style:style style:name="GndSyncPayload.A2" style:family="table-cell">
      <style:table-cell-properties fo:padding="0.0382in" fo:border-left="0.05pt solid #000000" fo:border-right="none" fo:border-top="none" fo:border-bottom="0.05pt solid #000000"/>
    </style:style>
    <style:style style:name="GndSyncPayload.C2" style:family="table-cell">
      <style:table-cell-properties fo:padding="0.0382in" fo:border-left="0.05pt solid #000000" fo:border-right="0.05pt solid #000000" fo:border-top="none" fo:border-bottom="0.05pt solid #000000"/>
    </style:style>
    <style:style style:name="Table1" style:family="table">
      <style:table-properties style:width="6.9125in" fo:margin-left="0.0035in" table:align="left" fo:keep-with-next="always" style:may-break-between-rows="false"/>
    </style:style>
    <style:style style:name="Table1.A" style:family="table-column">
      <style:table-column-properties style:column-width="2.3021in"/>
    </style:style>
    <style:style style:name="Table1.B" style:family="table-column">
      <style:table-column-properties style:column-width="2.308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39c2"/>
    </style:style>
    <style:style style:name="P2" style:family="paragraph" style:parent-style-name="Standard">
      <style:text-properties officeooo:rsid="000c6fa2" officeooo:paragraph-rsid="000c6fa2"/>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text-properties officeooo:rsid="0010256e" officeooo:paragraph-rsid="0010256e"/>
    </style:style>
    <style:style style:name="P5" style:family="paragraph" style:parent-style-name="Standard">
      <style:text-properties officeooo:rsid="0010256e" officeooo:paragraph-rsid="0012c5a8"/>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text-properties style:font-name="Times New Roman" fo:font-size="12pt" officeooo:paragraph-rsid="000ea936" style:font-size-asian="12pt" style:font-size-complex="12pt"/>
    </style:style>
    <style:style style:name="P8" style:family="paragraph" style:parent-style-name="Text_20_body">
      <style:text-properties officeooo:paragraph-rsid="000ae83b"/>
    </style:style>
    <style:style style:name="P9" style:family="paragraph" style:parent-style-name="Text_20_body">
      <style:text-properties officeooo:rsid="000ae83b" officeooo:paragraph-rsid="000ae83b"/>
    </style:style>
    <style:style style:name="P10" style:family="paragraph" style:parent-style-name="Text_20_body">
      <style:text-properties officeooo:paragraph-rsid="000c5c7c"/>
    </style:style>
    <style:style style:name="P11" style:family="paragraph" style:parent-style-name="Text_20_body">
      <style:text-properties officeooo:paragraph-rsid="000dd33c"/>
    </style:style>
    <style:style style:name="P12" style:family="paragraph" style:parent-style-name="Text_20_body">
      <style:text-properties officeooo:rsid="000dd33c" officeooo:paragraph-rsid="000dd33c"/>
    </style:style>
    <style:style style:name="P13" style:family="paragraph" style:parent-style-name="Text_20_body">
      <style:text-properties officeooo:rsid="000ea936" officeooo:paragraph-rsid="000ea936"/>
    </style:style>
    <style:style style:name="P14" style:family="paragraph" style:parent-style-name="Table_20_Contents">
      <style:text-properties officeooo:rsid="0010256e" officeooo:paragraph-rsid="0010256e"/>
    </style:style>
    <style:style style:name="P15" style:family="paragraph" style:parent-style-name="Table_20_Contents">
      <style:text-properties officeooo:rsid="0010256e" officeooo:paragraph-rsid="0012c5a8"/>
    </style:style>
    <style:style style:name="P16" style:family="paragraph" style:parent-style-name="Table_20_Contents">
      <style:text-properties officeooo:rsid="001200c0" officeooo:paragraph-rsid="001200c0"/>
    </style:style>
    <style:style style:name="P17" style:family="paragraph" style:parent-style-name="Table_20_Contents">
      <style:text-properties officeooo:rsid="001200c0" officeooo:paragraph-rsid="0012c5a8"/>
    </style:style>
    <style:style style:name="P18" style:family="paragraph" style:parent-style-name="Table_20_Contents">
      <style:text-properties officeooo:rsid="0012c5a8" officeooo:paragraph-rsid="0012c5a8"/>
    </style:style>
    <style:style style:name="P19" style:family="paragraph" style:parent-style-name="Table_20_Contents">
      <style:text-properties officeooo:rsid="00169d61" officeooo:paragraph-rsid="00169d61"/>
    </style:style>
    <style:style style:name="P20" style:family="paragraph" style:parent-style-name="Table_20_Contents">
      <style:text-properties officeooo:rsid="0017e789" officeooo:paragraph-rsid="0017e789"/>
    </style:style>
    <style:style style:name="P21" style:family="paragraph" style:parent-style-name="Table_20_Heading">
      <style:text-properties officeooo:rsid="0010256e" officeooo:paragraph-rsid="0010256e"/>
    </style:style>
    <style:style style:name="P22" style:family="paragraph" style:parent-style-name="Table_20_Heading">
      <style:text-properties officeooo:rsid="0010256e" officeooo:paragraph-rsid="0012c5a8"/>
    </style:style>
    <style:style style:name="P23" style:family="paragraph" style:parent-style-name="Text_20_body">
      <style:text-properties officeooo:rsid="001afdbe" officeooo:paragraph-rsid="001afdbe"/>
    </style:style>
    <style:style style:name="P24" style:family="paragraph" style:parent-style-name="Heading_20_2">
      <style:text-properties officeooo:rsid="0006dd9e" officeooo:paragraph-rsid="0006dd9e"/>
    </style:style>
    <style:style style:name="P25" style:family="paragraph" style:parent-style-name="Heading_20_2">
      <style:text-properties officeooo:rsid="000c5c7c" officeooo:paragraph-rsid="000c5c7c"/>
    </style:style>
    <style:style style:name="P26" style:family="paragraph" style:parent-style-name="Heading_20_1">
      <style:text-properties officeooo:rsid="001afdbe" officeooo:paragraph-rsid="001afdbe"/>
    </style:style>
    <style:style style:name="P27" style:family="paragraph" style:parent-style-name="Heading_20_1" style:master-page-name="Standard">
      <style:paragraph-properties style:page-number="auto"/>
      <style:text-properties officeooo:rsid="0004f439" officeooo:paragraph-rsid="0004f439"/>
    </style:style>
    <style:style style:name="P28" style:family="paragraph" style:parent-style-name="Heading_20_1">
      <style:paragraph-properties fo:break-before="page"/>
      <style:text-properties officeooo:rsid="0008eb47" officeooo:paragraph-rsid="0008eb47"/>
    </style:style>
    <style:style style:name="P29" style:family="paragraph" style:parent-style-name="Table">
      <style:text-properties officeooo:rsid="0010256e" officeooo:paragraph-rsid="001afdbe"/>
    </style:style>
    <style:style style:name="P30" style:family="paragraph" style:parent-style-name="Table_20_Contents">
      <style:text-properties officeooo:rsid="00199101" officeooo:paragraph-rsid="00199101"/>
    </style:style>
    <style:style style:name="P31" style:family="paragraph">
      <style:paragraph-properties fo:margin-left="0in" fo:margin-right="0in" fo:margin-top="0in" fo:margin-bottom="0in" fo:line-height="100%" fo:text-align="center" fo:text-indent="0in"/>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style>
    <style:style style:name="P3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1"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 style:family="text">
      <style:text-properties officeooo:rsid="0002f75f"/>
    </style:style>
    <style:style style:name="T2" style:family="text">
      <style:text-properties officeooo:rsid="00033d57"/>
    </style:style>
    <style:style style:name="T3" style:family="text">
      <style:text-properties officeooo:rsid="0004f439"/>
    </style:style>
    <style:style style:name="T4" style:family="text">
      <style:text-properties officeooo:rsid="0006dd9e"/>
    </style:style>
    <style:style style:name="T5" style:family="text">
      <style:text-properties style:text-position="sub 58%"/>
    </style:style>
    <style:style style:name="T6" style:family="text">
      <style:text-properties style:text-position="sub 58%" officeooo:rsid="0006dd9e"/>
    </style:style>
    <style:style style:name="T7" style:family="text">
      <style:text-properties style:text-position="0% 100%"/>
    </style:style>
    <style:style style:name="T8" style:family="text">
      <style:text-properties style:text-position="0% 100%" officeooo:rsid="0006dd9e"/>
    </style:style>
    <style:style style:name="T9" style:family="text">
      <style:text-properties style:text-position="0% 100%" officeooo:rsid="000dedf7"/>
    </style:style>
    <style:style style:name="T10" style:family="text">
      <style:text-properties officeooo:rsid="0008eb47"/>
    </style:style>
    <style:style style:name="T11" style:family="text">
      <style:text-properties style:font-name="Times New Roman1" officeooo:rsid="0008eb47"/>
    </style:style>
    <style:style style:name="T12" style:family="text">
      <style:text-properties style:font-name="Times New Roman"/>
    </style:style>
    <style:style style:name="T13" style:family="text">
      <style:text-properties style:font-name="Times New Roman" officeooo:rsid="000ae83b"/>
    </style:style>
    <style:style style:name="T14" style:family="text">
      <style:text-properties style:font-name="Times New Roman" officeooo:rsid="000c5c7c"/>
    </style:style>
    <style:style style:name="T15" style:family="text">
      <style:text-properties style:font-name="Times New Roman" officeooo:rsid="000c6fa2"/>
    </style:style>
    <style:style style:name="T16" style:family="text">
      <style:text-properties officeooo:rsid="000c5c7c"/>
    </style:style>
    <style:style style:name="T17" style:family="text">
      <style:text-properties officeooo:rsid="000dd33c"/>
    </style:style>
    <style:style style:name="T18" style:family="text">
      <style:text-properties officeooo:rsid="0012c5a8"/>
    </style:style>
    <style:style style:name="T19" style:family="text">
      <style:text-properties officeooo:rsid="00199101"/>
    </style:style>
    <style:style style:name="T20" style:family="text">
      <style:text-properties officeooo:rsid="001afdbe"/>
    </style:style>
    <style:style style:name="T21" style:family="text">
      <style:text-properties style:use-window-font-color="true"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Arial1"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DejaVu Sans"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1"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position="-33% 58%" style:font-name="Arial1"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position="0% 100%" style:font-name="Arial1"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position="-33% 58%"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2in" fo:margin-right="0.2in" fo:margin-top="0.2in" fo:margin-bottom="0.2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2in" fo:margin-bottom="0.2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f" draw:marker-start="" draw:marker-start-width="0.0783in" draw:marker-start-center="false" draw:marker-end="" draw:marker-end-width="0.0783in" draw:marker-end-center="false" draw:fill="solid" draw:fill-color="#00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justify" fo:min-height="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style>
    <style:style style:name="gr7" style:family="graphic">
      <style:graphic-properties draw:stroke="solid" svg:stroke-width="0in" svg:stroke-color="#3465af" draw:marker-start="" draw:marker-start-width="0.0783in" draw:marker-start-center="false" draw:marker-end="" draw:marker-end-width="0.0783in" draw:marker-end-center="false" draw:fill="solid" draw:fill-color="#c0c0c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center" draw:textarea-vertical-align="middle" draw:auto-grow-height="true" draw:auto-grow-width="false" fo:min-height="0.3016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f" draw:marker-start="" draw:marker-start-width="0.0783in" draw:marker-start-center="false" draw:marker-end="" draw:marker-end-width="0.0783in" draw:marker-end-center="false" draw:fill="solid" draw:fill-color="#00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0516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098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center" draw:textarea-vertical-align="middle" draw:auto-grow-height="true" draw:auto-grow-width="false" fo:min-height="0.2016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show-unit="true" style:run-through="foreground"/>
    </style:style>
    <style:style style:name="gr1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line-distance="0.3138in" draw:show-unit="true"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839in" fo:min-width="0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dash" draw:stroke-dash="Ultra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016in" fo:min-width="0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center" draw:textarea-vertical-align="middle" draw:auto-grow-height="true" draw:auto-grow-width="false" fo:min-height="0.33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center" draw:textarea-vertical-align="middle" draw:auto-grow-height="true" draw:auto-grow-width="false" fo:min-height="0.3709in" fo:min-width="0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line-distance="0.5654in" draw:show-unit="tru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T20">Synchronized </text:span>Frame Structure</text:h>
      <text:p text:style-name="Text_20_body">After acquisition mode and synchronization is achieved, both transceivers operate with a synchronized repeated Frame consisting of 10 time slots. Neither transmits during the first <text:span text:style-name="T2">(RSSI) </text:span>so that they can each evaluate the local radio environment. The second is for <text:span text:style-name="T2">an exchange of data packets for command, control and to measure and correct slot timing error in order to maintain synchronization. The remaining “DN” slots are reserved for downlink balloon data as required, one packet per slot. Timing is maintained by timer interrupt.</text:span></text:p>
      <text:p text:style-name="P2">Interrupts are scheduled from slot to slot rather than working off of a fixed timer. This is the easiest way to allow for periodic adjustment of the timing. This will only be done during the SYNC burst by adjusting the scheduling of slot 2 based on the measured timing error (see below). Since this must be done for Slot 1 to Slot 2 timing, it is easier to simply have each slot set the timing for the next slot as well. The only difference is that the time to the next slot is fixed.<draw:frame draw:style-name="fr1" draw:name="Frame2" text:anchor-type="char" svg:x="0in" svg:y="0.0307in" svg:width="6.7252in" draw:z-index="4"><draw:text-box fo:min-height="1.9902in"><text:p text:style-name="Figure"><draw:g text:anchor-type="paragraph" draw:z-index="5" draw:style-name="gr23"><draw:g draw:style-name="gr6"><draw:custom-shape draw:style-name="gr24" draw:text-style-name="P32" svg:width="0.6504in" svg:height="0.7004in" svg:x="0.3028in" svg:y="0.4744in"><text:p text:style-name="P31"><text:span text:style-name="T21">0</text:span></text:p><text:p text:style-name="P31"><text:span text:style-name="T21">RSSI</text:span></text:p><draw:enhanced-geometry svg:viewBox="0 0 21600 21600" draw:type="rectangle" draw:enhanced-path="M 0 0 L 21600 0 21600 21600 0 21600 0 0 Z N"/></draw:custom-shape><draw:custom-shape draw:style-name="gr24" draw:text-style-name="P32" svg:width="0.6504in" svg:height="0.7004in" svg:x="0.9528in" svg:y="0.4744in"><text:p text:style-name="P31"><text:span text:style-name="T21">1</text:span></text:p><text:p text:style-name="P31"><text:span text:style-name="T21">Sync</text:span></text:p><draw:enhanced-geometry svg:viewBox="0 0 21600 21600" draw:type="rectangle" draw:enhanced-path="M 0 0 L 21600 0 21600 21600 0 21600 0 0 Z N"/></draw:custom-shape><draw:custom-shape draw:style-name="gr24" draw:text-style-name="P32" svg:width="0.6504in" svg:height="0.7004in" svg:x="1.5854in" svg:y="0.4783in"><text:p text:style-name="P31"><text:span text:style-name="T21">2</text:span></text:p><text:p text:style-name="P31"><text:span text:style-name="T21">DN</text:span></text:p><draw:enhanced-geometry svg:viewBox="0 0 21600 21600" draw:mirror-horizontal="false" draw:mirror-vertical="false" draw:type="rectangle" draw:enhanced-path="M 0 0 L 21600 0 21600 21600 0 21600 0 0 Z N"/></draw:custom-shape><draw:custom-shape draw:style-name="gr24" draw:text-style-name="P32" svg:width="0.6504in" svg:height="0.7004in" svg:x="2.2327in" svg:y="0.4744in"><text:p text:style-name="P31"><text:span text:style-name="T21">3</text:span></text:p><text:p text:style-name="P31"><text:span text:style-name="T21">DN</text:span></text:p><draw:enhanced-geometry svg:viewBox="0 0 21600 21600" draw:type="rectangle" draw:enhanced-path="M 0 0 L 21600 0 21600 21600 0 21600 0 0 Z N"/></draw:custom-shape><draw:custom-shape draw:style-name="gr24" draw:text-style-name="P32" svg:width="0.6504in" svg:height="0.7004in" svg:x="2.8827in" svg:y="0.4744in"><text:p text:style-name="P31"><text:span text:style-name="T21">4</text:span></text:p><text:p text:style-name="P31"><text:span text:style-name="T21">DN</text:span></text:p><draw:enhanced-geometry svg:viewBox="0 0 21600 21600" draw:type="rectangle" draw:enhanced-path="M 0 0 L 21600 0 21600 21600 0 21600 0 0 Z N"/></draw:custom-shape><draw:custom-shape draw:style-name="gr24" draw:text-style-name="P32" svg:width="0.6504in" svg:height="0.7004in" svg:x="3.5154in" svg:y="0.4783in"><text:p text:style-name="P31"><text:span text:style-name="T21">5</text:span></text:p><text:p text:style-name="P31"><text:span text:style-name="T21">DN</text:span></text:p><draw:enhanced-geometry svg:viewBox="0 0 21600 21600" draw:mirror-horizontal="false" draw:mirror-vertical="false" draw:type="rectangle" draw:enhanced-path="M 0 0 L 21600 0 21600 21600 0 21600 0 0 Z N"/></draw:custom-shape><draw:custom-shape draw:style-name="gr24" draw:text-style-name="P32" svg:width="0.6504in" svg:height="0.7004in" svg:x="4.1445in" svg:y="0.4783in"><text:p text:style-name="P31"><text:span text:style-name="T21">6</text:span></text:p><text:p text:style-name="P31"><text:span text:style-name="T21">DN</text:span></text:p><draw:enhanced-geometry svg:viewBox="0 0 21600 21600" draw:mirror-horizontal="false" draw:mirror-vertical="false" draw:type="rectangle" draw:enhanced-path="M 0 0 L 21600 0 21600 21600 0 21600 0 0 Z N"/></draw:custom-shape><draw:custom-shape draw:style-name="gr24" draw:text-style-name="P32" svg:width="0.6504in" svg:height="0.7004in" svg:x="4.7917in" svg:y="0.4744in"><text:p text:style-name="P31"><text:span text:style-name="T21">7</text:span></text:p><text:p text:style-name="P31"><text:span text:style-name="T21">DN</text:span></text:p><draw:enhanced-geometry svg:viewBox="0 0 21600 21600" draw:type="rectangle" draw:enhanced-path="M 0 0 L 21600 0 21600 21600 0 21600 0 0 Z N"/></draw:custom-shape><draw:custom-shape draw:style-name="gr24" draw:text-style-name="P32" svg:width="0.6504in" svg:height="0.7004in" svg:x="5.4417in" svg:y="0.4744in"><text:p text:style-name="P31"><text:span text:style-name="T21">8</text:span></text:p><text:p text:style-name="P31"><text:span text:style-name="T21">DN</text:span></text:p><draw:enhanced-geometry svg:viewBox="0 0 21600 21600" draw:type="rectangle" draw:enhanced-path="M 0 0 L 21600 0 21600 21600 0 21600 0 0 Z N"/></draw:custom-shape><draw:custom-shape draw:style-name="gr24" draw:text-style-name="P32" svg:width="0.6504in" svg:height="0.7004in" svg:x="6.0744in" svg:y="0.4783in"><text:p text:style-name="P31"><text:span text:style-name="T21">9</text:span></text:p><text:p text:style-name="P31"><text:span text:style-name="T21">DN</text:span></text:p><draw:enhanced-geometry svg:viewBox="0 0 21600 21600" draw:mirror-horizontal="false" draw:mirror-vertical="false" draw:type="rectangle" draw:enhanced-path="M 0 0 L 21600 0 21600 21600 0 21600 0 0 Z N"/></draw:custom-shape></draw:g><draw:frame draw:style-name="gr25" draw:text-style-name="P34" svg:width="3.0894in" svg:height="0.387in" svg:x="0.0008in" svg:y="0in"><draw:text-box><text:p text:style-name="P33"><text:span text:style-name="T22">Slot Sequence in a Frame</text:span></text:p></draw:text-box></draw:frame><draw:measure draw:style-name="gr26" draw:text-style-name="P39" svg:x1="6.6835in" svg:y1="1.2846in" svg:x2="0.2835in" svg:y2="1.2846in"><text:p text:style-name="P39"><text:span text:style-name="T30">T</text:span><text:span text:style-name="T31">FRAME</text:span></text:p></draw:measure><draw:measure draw:style-name="gr14" draw:text-style-name="P39" svg:x1="1.5835in" svg:y1="1.2346in" svg:x2="0.9835in" svg:y2="1.2346in"><text:p text:style-name="P39"><text:span text:style-name="T30">T</text:span><text:span text:style-name="T31">SLOT</text:span></text:p></draw:measure></draw:g>Figure <text:sequence text:ref-name="refFigure0" text:name="Figure" text:formula="ooow:Figure+1" style:num-format="1">1</text:sequence>: Frame structure. <text:span text:style-name="T4">T</text:span><text:span text:style-name="T6">SLOT</text:span><text:span text:style-name="T8"> is nominally 1 second and T</text:span><text:span text:style-name="T6">FRAME</text:span><text:span text:style-name="T8"> 10 seconds.</text:span></text:p></draw:text-box></draw:frame></text:p>
      <text:h text:style-name="P24" text:outline-level="2">RSSI Slot</text:h>
      <text:p text:style-name="P11">“RSSI” slot is where both Ground and Balloon are in receive mode and <text:span text:style-name="T3">so </text:span>can measure the external <draw:frame draw:style-name="fr2" draw:name="Frame1" text:anchor-type="char" svg:x="0in" svg:y="0.9689in" svg:width="6.9366in" draw:z-index="2"><draw:text-box fo:min-height="3.7484in"><text:p text:style-name="Figure"><draw:g text:anchor-type="char" draw:z-index="3" draw:style-name="gr19"><draw:custom-shape draw:style-name="gr2" draw:text-style-name="P32" svg:width="5.5303in" svg:height="0.7004in" svg:x="1.2819in" svg:y="0.6445in"><text:p text:style-name="P31"><text:span text:style-name="T21">Sample N channels in sequence M times</text:span></text:p><text:p text:style-name="P31"><text:span text:style-name="T21">Maintain N sums (M &amp; N TBD) </text:span></text:p><draw:enhanced-geometry svg:viewBox="0 0 21600 21600" draw:type="rectangle" draw:enhanced-path="M 0 0 L 21600 0 21600 21600 0 21600 0 0 Z N"/></draw:custom-shape><draw:frame draw:style-name="gr3" draw:text-style-name="P34" svg:width="0.8504in" svg:height="0.387in" svg:x="0.1819in" svg:y="0in"><draw:text-box><text:p text:style-name="P33"><text:span text:style-name="T22">RSSI</text:span></text:p></draw:text-box></draw:frame><draw:frame draw:style-name="gr4" draw:text-style-name="P34" svg:width="1.0504in" svg:height="0.387in" svg:x="0.0819in" svg:y="0.8161in"><draw:text-box><text:p text:style-name="P33"><text:span text:style-name="T22">Ground</text:span></text:p></draw:text-box></draw:frame><draw:frame draw:style-name="gr5" draw:text-style-name="P34" svg:width="1.0504in" svg:height="0.3988in" svg:x="0.1319in" svg:y="2.4382in"><draw:text-box><text:p text:style-name="P33"><text:span text:style-name="T22">Balloon</text:span></text:p></draw:text-box></draw:frame><draw:g draw:style-name="gr6"><draw:custom-shape draw:style-name="gr7" draw:text-style-name="P35" svg:width="0.2504in" svg:height="0.7004in" svg:x="1.2819in" svg:y="0.6445in"><text:p/><draw:enhanced-geometry svg:viewBox="0 0 21600 21600" draw:type="rectangle" draw:enhanced-path="M 0 0 L 21600 0 21600 21600 0 21600 0 0 Z N"/></draw:custom-shape><draw:frame draw:style-name="gr20" draw:text-style-name="P36" svg:width="0.6614in" svg:height="0.2677in" draw:transform="rotate (1.5707963267949) translate (1.28194444444444in 1.30555555555556in)"><draw:text-box><text:p text:style-name="P33"><text:span text:style-name="T23">Setup</text:span></text:p></draw:text-box></draw:frame></draw:g><draw:custom-shape draw:style-name="gr10" draw:text-style-name="P32" svg:width="5.5303in" svg:height="0.7004in" svg:x="1.2819in" svg:y="2.2193in"><text:p text:style-name="P31"><text:span text:style-name="T21">Sample N channels in sequence M times</text:span></text:p><text:p text:style-name="P31"><text:span text:style-name="T21">Maintain N sums (M &amp; N TBD) </text:span></text:p><draw:enhanced-geometry svg:viewBox="0 0 21600 21600" draw:type="rectangle" draw:enhanced-path="M 0 0 L 21600 0 21600 21600 0 21600 0 0 Z N"/></draw:custom-shape><draw:g draw:style-name="gr6"><draw:custom-shape draw:style-name="gr7" draw:text-style-name="P35" svg:width="0.2504in" svg:height="0.7004in" svg:x="1.2819in" svg:y="2.2193in"><text:p/><draw:enhanced-geometry svg:viewBox="0 0 21600 21600" draw:type="rectangle" draw:enhanced-path="M 0 0 L 21600 0 21600 21600 0 21600 0 0 Z N"/></draw:custom-shape><draw:frame draw:style-name="gr20" draw:text-style-name="P36" svg:width="0.6606in" svg:height="0.2677in" draw:transform="rotate (1.5707963267949) translate (1.28194444444444in 2.87986111111111in)"><draw:text-box><text:p text:style-name="P33"><text:span text:style-name="T23">Setup</text:span></text:p></draw:text-box></draw:frame></draw:g><draw:g draw:style-name="gr6"><draw:custom-shape draw:style-name="gr7" draw:text-style-name="P35" svg:width="0.3898in" svg:height="0.7004in" svg:x="6.4272in" svg:y="2.2161in"><text:p/><draw:enhanced-geometry svg:viewBox="0 0 21600 21600" draw:type="rectangle" draw:enhanced-path="M 0 0 L 21600 0 21600 21600 0 21600 0 0 Z N"/></draw:custom-shape><draw:frame draw:style-name="gr21" draw:text-style-name="P41" svg:width="0.6606in" svg:height="0.4378in" draw:transform="rotate (1.5707963267949) translate (6.41527777777778in 2.87638888888889in)"><draw:text-box><text:p text:style-name="P33"><text:span text:style-name="T29">Calc Pref</text:span></text:p><text:p text:style-name="P33"><text:span text:style-name="T29">Channel</text:span></text:p></draw:text-box></draw:frame></draw:g><draw:g draw:style-name="gr6"><draw:custom-shape draw:style-name="gr7" draw:text-style-name="P35" svg:width="0.4161in" svg:height="0.7004in" svg:x="6.3972in" svg:y="0.6417in"><text:p/><draw:enhanced-geometry svg:viewBox="0 0 21600 21600" draw:type="rectangle" draw:enhanced-path="M 0 0 L 21600 0 21600 21600 0 21600 0 0 Z N"/></draw:custom-shape><draw:frame draw:style-name="gr22" draw:text-style-name="P41" svg:width="0.6598in" svg:height="0.4697in" draw:transform="rotate (1.5707963267949) translate (6.38402777777778in 1.30138888888889in)"><draw:text-box><text:p text:style-name="P33"><text:span text:style-name="T29">Calc Pref</text:span></text:p><text:p text:style-name="P33"><text:span text:style-name="T29">Channel</text:span></text:p></draw:text-box></draw:frame></draw:g><draw:frame draw:style-name="gr16" draw:text-style-name="P40" svg:width="1.5177in" svg:height="0.4831in" svg:x="1.2811in" svg:y="3.0728in"><draw:text-box><text:p text:style-name="P33"><text:span text:style-name="T26">Set next interrupt</text:span></text:p><text:p text:style-name="P33"><text:span text:style-name="T26">To 1 second</text:span></text:p></draw:text-box></draw:frame><draw:line draw:style-name="gr17" draw:text-style-name="P37" svg:x1="2.8319in" svg:y1="3.272in" svg:x2="6.8319in" svg:y2="3.272in"><text:p/></draw:line><draw:line draw:style-name="gr18" draw:text-style-name="P37" svg:x1="6.8323in" svg:y1="3.0382in" svg:x2="6.8323in" svg:y2="3.5382in"><text:p/></draw:line><draw:line draw:style-name="gr18" draw:text-style-name="P37" svg:x1="1.2819in" svg:y1="2.972in" svg:x2="1.2819in" svg:y2="3.422in"><text:p/></draw:line><draw:frame draw:style-name="gr16" draw:text-style-name="P40" svg:width="1.5177in" svg:height="0.4831in" svg:x="1.2819in" svg:y="1.4984in"><draw:text-box><text:p text:style-name="P33"><text:span text:style-name="T26">Set next interrupt</text:span></text:p><text:p text:style-name="P33"><text:span text:style-name="T26">To 1 second</text:span></text:p></draw:text-box></draw:frame><draw:line draw:style-name="gr17" draw:text-style-name="P37" svg:x1="2.8323in" svg:y1="1.6976in" svg:x2="6.8323in" svg:y2="1.6976in"><text:p/></draw:line><draw:line draw:style-name="gr18" draw:text-style-name="P37" svg:x1="6.8327in" svg:y1="1.4638in" svg:x2="6.8327in" svg:y2="1.9638in"><text:p/></draw:line><draw:line draw:style-name="gr18" draw:text-style-name="P37" svg:x1="1.2823in" svg:y1="1.3976in" svg:x2="1.2823in" svg:y2="1.8476in"><text:p/></draw:line></draw:g>Figure <text:sequence text:ref-name="refFigure1" text:name="Figure" text:formula="ooow:Figure+1" style:num-format="1">2</text:sequence>: RSSI Slot</text:p></draw:text-box></draw:frame>interfering signal levels in all channels. <text:span text:style-name="T1">Each will use this to determine </text:span>which is <text:span text:style-name="T1">its</text:span> preferred receive <text:soft-page-break/>channel <text:span text:style-name="T1">for the next frame as illustrated in Figure </text:span><text:span text:style-name="T1"><text:sequence-ref text:reference-format="value" text:ref-name="refFigure1">2</text:sequence-ref></text:span><text:span text:style-name="T1">.</text:span> <text:span text:style-name="T16">Notice that the interrupt time for the next slot is set <text:s/>at the beginning of the slot as mentioned above.</text:span></text:p>
      <text:p text:style-name="P8">The RSSI <text:span text:style-name="T16">should</text:span> ideally sequence through each channel, one reading each and then this process repeated as many times as possible during the slot, keeping a sum of each channel's readings. <text:span text:style-name="T16">This would make the readings less sensitive to short bursts of noise. However, changing channels in the transceiver chip presumably starts the RSSI settling process (this is not clear in the CC101 specification), which is much longer than the time between RSSI updates once settled on a channel. For a likely transmission rate (1.2 kb/s) and at low RF levels, <text:s/>the CC1101 takes 1585 </text:span><text:span text:style-name="T11">μ</text:span><text:span text:style-name="T13">s to settle but the RSSI updates every 140 </text:span><text:span text:style-name="T11">μ</text:span><text:span text:style-name="T13">s after that ([</text:span><text:span text:style-name="T15">2</text:span><text:span text:style-name="T13">], Table 2).</text:span><text:span text:style-name="T10"> </text:span></text:p>
      <text:p text:style-name="P9">So, the measurements for <text:span text:style-name="T16">each of N channels</text:span> should be taken by changing channel, waiting 1600 <text:s/><text:span text:style-name="T11">μ</text:span><text:span text:style-name="T12">s</text:span> to settle, <text:span text:style-name="T16">then M readings</text:span> in sequence, 140 <text:span text:style-name="T11">μ</text:span><text:span text:style-name="T12">s apart. </text:span><text:span text:style-name="T14">The total time taken is nominally (1.6 + 0.14M)N ms. For all 256 channels, this allows up to 16 measurements per channel for a 1 second slot.</text:span></text:p>
      <text:p text:style-name="P10">At the end of the measurement<text:span text:style-name="T16">s,</text:span> <text:span text:style-name="T16">a</text:span>n algorithm determines which channel to use during the next frame. The algorithm should initially be simply choosing the channel with the lowest average RSSI. More sophisticated algorithms can be developed later.. <text:span text:style-name="T16">The desired channel will be included in the SYNC packet during the next slot.</text:span></text:p>
      <text:h text:style-name="P25" text:outline-level="2">SYNC Slot</text:h>
      <text:p text:style-name="P12">The SYNC slot is an exchange of data packets between ground and balloon as illustrated in Figure <text:sequence-ref text:reference-format="value" text:ref-name="refFigure2">3</text:sequence-ref>. First, the Ground sends a packet that contains balloon subsystem and payload commands, the time from slot interrupt to the end of the transmission (T<text:span text:style-name="T5">GND</text:span><text:span text:style-name="T7">), and the assigned balloon transmit channel for the next frame based on the RSSI analysis. If the balloon received the packet, it transmits an acknowledgment packet that includes </text:span><text:span text:style-name="T9">telemetry from balloon subsystems and payloads as well as the assigned ground transmit channel for the next frame.</text:span></text:p>
      <text:p text:style-name="P1"><draw:frame draw:style-name="fr3" draw:name="Frame3" text:anchor-type="char" svg:x="0in" svg:y="0.1783in" svg:width="6.802in" draw:z-index="0"><draw:text-box fo:min-height="3.2846in"><text:p text:style-name="Figure"><draw:g text:anchor-type="paragraph" draw:z-index="1" draw:style-name="gr1"><draw:custom-shape draw:style-name="gr2" draw:text-style-name="P32" svg:width="5.3004in" svg:height="0.7004in" svg:x="1.6445in" svg:y="0.55in"><text:p text:style-name="P31"><text:span text:style-name="T21"/></text:p><text:p text:style-name="P31"><text:span text:style-name="T21"/></text:p><draw:enhanced-geometry svg:viewBox="0 0 21600 21600" draw:type="rectangle" draw:enhanced-path="M 0 0 L 21600 0 21600 21600 0 21600 0 0 Z N"/></draw:custom-shape><draw:frame draw:style-name="gr3" draw:text-style-name="P34" svg:width="0.9579in" svg:height="0.387in" svg:x="0.3945in" svg:y="0in"><draw:text-box><text:p text:style-name="P33"><text:span text:style-name="T22">SYNC</text:span></text:p></draw:text-box></draw:frame><draw:frame draw:style-name="gr4" draw:text-style-name="P34" svg:width="1.0504in" svg:height="0.387in" svg:x="0.4445in" svg:y="0.7209in"><draw:text-box><text:p text:style-name="P33"><text:span text:style-name="T22">Ground</text:span></text:p></draw:text-box></draw:frame><draw:frame draw:style-name="gr5" draw:text-style-name="P34" svg:width="1.0504in" svg:height="0.3988in" svg:x="0.4945in" svg:y="1.95in"><draw:text-box><text:p text:style-name="P33"><text:span text:style-name="T22">Balloon</text:span></text:p></draw:text-box></draw:frame><draw:g draw:style-name="gr6"><draw:custom-shape draw:style-name="gr7" draw:text-style-name="P35" svg:width="0.3815in" svg:height="0.7004in" svg:x="1.6445in" svg:y="0.55in"><text:p/><draw:enhanced-geometry svg:viewBox="0 0 21600 21600" draw:type="rectangle" draw:enhanced-path="M 0 0 L 21600 0 21600 21600 0 21600 0 0 Z N"/></draw:custom-shape><draw:frame draw:style-name="gr8" draw:text-style-name="P36" svg:width="0.6614in" svg:height="0.4004in" draw:transform="rotate (1.5707963267949) translate (1.64444444444444in 1.25in)"><draw:text-box><text:p text:style-name="P33"><text:span text:style-name="T23">Setup</text:span></text:p></draw:text-box></draw:frame></draw:g><draw:custom-shape draw:style-name="gr9" draw:text-style-name="P37" svg:width="2.2504in" svg:height="0.7004in" svg:x="2.0445in" svg:y="0.55in"><text:p text:style-name="P31"><text:span text:style-name="T22">TX: Gnd Packet</text:span></text:p><draw:enhanced-geometry svg:viewBox="0 0 21600 21600" draw:type="rectangle" draw:enhanced-path="M 0 0 L 21600 0 21600 21600 0 21600 0 0 Z N"/></draw:custom-shape><draw:custom-shape draw:style-name="gr10" draw:text-style-name="P32" svg:width="5.5303in" svg:height="0.7004in" svg:x="1.6445in" svg:y="1.7307in"><text:p text:style-name="P31"><text:span text:style-name="T21"/></text:p><text:p text:style-name="P31"><text:span text:style-name="T21"/></text:p><draw:enhanced-geometry svg:viewBox="0 0 21600 21600" draw:type="rectangle" draw:enhanced-path="M 0 0 L 21600 0 21600 21600 0 21600 0 0 Z N"/></draw:custom-shape><draw:g draw:style-name="gr6"><draw:custom-shape draw:style-name="gr7" draw:text-style-name="P35" svg:width="0.2504in" svg:height="0.7004in" svg:x="1.6445in" svg:y="1.7307in"><text:p/><draw:enhanced-geometry svg:viewBox="0 0 21600 21600" draw:mirror-horizontal="false" draw:mirror-vertical="false" draw:type="rectangle" draw:enhanced-path="M 0 0 L 21600 0 21600 21600 0 21600 0 0 Z N"/></draw:custom-shape><draw:frame draw:style-name="gr11" draw:text-style-name="P36" svg:width="0.6614in" svg:height="0.2677in" draw:transform="rotate (1.5707963267949) translate (1.64444444444444in 2.39166666666667in)"><draw:text-box><text:p text:style-name="P33"><text:span text:style-name="T23">Setup</text:span></text:p></draw:text-box></draw:frame></draw:g><draw:custom-shape draw:style-name="gr9" draw:text-style-name="P37" svg:width="2.4004in" svg:height="0.7004in" svg:x="1.8945in" svg:y="1.7307in"><text:p text:style-name="P31"><text:span text:style-name="T22">RX: Gnd Packet</text:span></text:p><draw:enhanced-geometry svg:viewBox="0 0 21600 21600" draw:type="rectangle" draw:enhanced-path="M 0 0 L 21600 0 21600 21600 0 21600 0 0 Z N"/></draw:custom-shape><draw:g draw:style-name="gr6"><draw:custom-shape draw:style-name="gr7" draw:text-style-name="P35" svg:width="0.198in" svg:height="0.7004in" svg:x="4.1862in" svg:y="0.55in"><text:p/><draw:enhanced-geometry svg:viewBox="0 0 21600 21600" draw:mirror-horizontal="false" draw:mirror-vertical="false" draw:type="rectangle" draw:enhanced-path="M 0 0 L 21600 0 21600 21600 0 21600 0 0 Z N"/></draw:custom-shape><draw:frame draw:style-name="gr12" draw:text-style-name="P36" svg:width="0.6606in" svg:height="0.2677in" draw:transform="rotate (1.5707963267949) translate (4.18611111111111in 1.21041666666667in)"><draw:text-box><text:p text:style-name="P33"><text:span text:style-name="T23">Setup</text:span></text:p></draw:text-box></draw:frame></draw:g><draw:custom-shape draw:style-name="gr9" draw:text-style-name="P37" svg:width="2.8004in" svg:height="0.7004in" svg:x="4.3945in" svg:y="0.55in"><text:p text:style-name="P31"><text:span text:style-name="T22">RX: Ack Packet</text:span></text:p><draw:enhanced-geometry svg:viewBox="0 0 21600 21600" draw:type="rectangle" draw:enhanced-path="M 0 0 L 21600 0 21600 21600 0 21600 0 0 Z N"/></draw:custom-shape><draw:custom-shape draw:style-name="gr9" draw:text-style-name="P37" svg:width="2.4504in" svg:height="0.7004in" svg:x="4.4945in" svg:y="1.7307in"><text:p text:style-name="P31"><text:span text:style-name="T22">TX: Ack Packet</text:span></text:p><draw:enhanced-geometry svg:viewBox="0 0 21600 21600" draw:type="rectangle" draw:enhanced-path="M 0 0 L 21600 0 21600 21600 0 21600 0 0 Z N"/></draw:custom-shape><draw:g draw:style-name="gr6"><draw:custom-shape draw:style-name="gr7" draw:text-style-name="P35" svg:width="0.2862in" svg:height="0.7004in" svg:x="4.2154in" svg:y="1.7307in"><text:p/><draw:enhanced-geometry svg:viewBox="0 0 21600 21600" draw:type="rectangle" draw:enhanced-path="M 0 0 L 21600 0 21600 21600 0 21600 0 0 Z N"/></draw:custom-shape><draw:frame draw:style-name="gr13" draw:text-style-name="P36" svg:width="0.6606in" svg:height="0.3004in" draw:transform="rotate (1.5707963267949) translate (4.21527777777778in 2.43055555555556in)"><draw:text-box><text:p text:style-name="P33"><text:span text:style-name="T23">Setup</text:span></text:p></draw:text-box></draw:frame></draw:g><draw:measure draw:style-name="gr14" draw:text-style-name="P38" svg:x1="4.1945in" svg:y1="2.5492in" svg:x2="1.6445in" svg:y2="2.5665in"><text:p text:style-name="P38"><text:span text:style-name="T24">Measure T</text:span><text:span text:style-name="T25">bal</text:span></text:p></draw:measure><draw:measure draw:style-name="gr15" draw:text-style-name="P39" svg:x1="4.1945in" svg:y1="1.2992in" svg:x2="1.6445in" svg:y2="1.3063in"><text:p text:style-name="P39"><text:span text:style-name="T24">T</text:span><text:span text:style-name="T25">gnd</text:span><text:span text:style-name="T25"><text:measure text:kind="gap"/></text:span></text:p></draw:measure><draw:frame draw:style-name="gr16" draw:text-style-name="P40" svg:width="1.5177in" svg:height="0.6988in" svg:x="4.202in" svg:y="2.5839in"><draw:text-box><text:p text:style-name="P33"><text:span text:style-name="T26">Set next interrupt</text:span></text:p><text:p text:style-name="P33"><text:span text:style-name="T26">Based on T</text:span><text:span text:style-name="T27">gnd</text:span><text:span text:style-name="T28"> &amp; T</text:span><text:span text:style-name="T27">bal</text:span></text:p></draw:text-box></draw:frame><draw:line draw:style-name="gr17" draw:text-style-name="P37" svg:x1="5.7441in" svg:y1="2.8in" svg:x2="7.1941in" svg:y2="2.8in"><text:p/></draw:line><draw:line draw:style-name="gr18" draw:text-style-name="P37" svg:x1="7.1941in" svg:y1="2.55in" svg:x2="7.1941in" svg:y2="3.05in"><text:p/></draw:line></draw:g>Figure <text:sequence text:ref-name="refFigure2" text:name="Figure" text:formula="ooow:Figure+1" style:num-format="1">3</text:sequence>: SYNC slot</text:p></draw:text-box></draw:frame></text:p>
      <text:p text:style-name="P4"/>
      <table:table table:name="GndSyncPayload" table:style-name="GndSyncPayload">
        <table:table-column table:style-name="GndSyncPayload.A"/>
        <table:table-column table:style-name="GndSyncPayload.B"/>
        <table:table-column table:style-name="GndSyncPayload.C"/>
        <table:table-header-rows>
          <text:soft-page-break/>
          <table:table-row>
            <table:table-cell table:style-name="GndSyncPayload.A1" office:value-type="string">
              <text:p text:style-name="P21">Data</text:p>
            </table:table-cell>
            <table:table-cell table:style-name="GndSyncPayload.A1" office:value-type="string">
              <text:p text:style-name="P21">Bytes</text:p>
            </table:table-cell>
            <table:table-cell table:style-name="GndSyncPayload.C1" office:value-type="string">
              <text:p text:style-name="P21">Description</text:p>
            </table:table-cell>
          </table:table-row>
        </table:table-header-rows>
        <table:table-row>
          <table:table-cell table:style-name="GndSyncPayload.A2" office:value-type="string">
            <text:p text:style-name="P14">tGround</text:p>
          </table:table-cell>
          <table:table-cell table:style-name="GndSyncPayload.A2" office:value-type="string">
            <text:p text:style-name="P14">2</text:p>
          </table:table-cell>
          <table:table-cell table:style-name="GndSyncPayload.C2" office:value-type="string">
            <text:p text:style-name="P14">Time from slot start to end transmission in milliseconds.</text:p>
          </table:table-cell>
        </table:table-row>
        <table:table-row>
          <table:table-cell table:style-name="GndSyncPayload.A2" office:value-type="string">
            <text:p text:style-name="P14">chanRXGnd</text:p>
          </table:table-cell>
          <table:table-cell table:style-name="GndSyncPayload.A2" office:value-type="string">
            <text:p text:style-name="P14">1</text:p>
          </table:table-cell>
          <table:table-cell table:style-name="GndSyncPayload.C2" office:value-type="string">
            <text:p text:style-name="P14">Channel number for balloon TX next frame.</text:p>
          </table:table-cell>
        </table:table-row>
        <table:table-row>
          <table:table-cell table:style-name="GndSyncPayload.A2" office:value-type="string">
            <text:p text:style-name="P14">command[0]</text:p>
          </table:table-cell>
          <table:table-cell table:style-name="GndSyncPayload.A2" office:value-type="string">
            <text:p text:style-name="P14">1</text:p>
          </table:table-cell>
          <table:table-cell table:style-name="GndSyncPayload.C2" office:value-type="string">
            <text:p text:style-name="P14">Four bits address, four bits command.</text:p>
          </table:table-cell>
        </table:table-row>
        <table:table-row>
          <table:table-cell table:style-name="GndSyncPayload.A2" office:value-type="string">
            <text:p text:style-name="P14">command[1]</text:p>
          </table:table-cell>
          <table:table-cell table:style-name="GndSyncPayload.A2" office:value-type="string">
            <text:p text:style-name="P14">1</text:p>
          </table:table-cell>
          <table:table-cell table:style-name="GndSyncPayload.C2" office:value-type="string">
            <text:p text:style-name="P16">“</text:p>
          </table:table-cell>
        </table:table-row>
        <table:table-row>
          <table:table-cell table:style-name="GndSyncPayload.A2" office:value-type="string">
            <text:p text:style-name="P14">...</text:p>
          </table:table-cell>
          <table:table-cell table:style-name="GndSyncPayload.A2" office:value-type="string">
            <text:p text:style-name="P14">...</text:p>
          </table:table-cell>
          <table:table-cell table:style-name="GndSyncPayload.C2" office:value-type="string">
            <text:p text:style-name="P14">...</text:p>
          </table:table-cell>
        </table:table-row>
        <table:table-row>
          <table:table-cell table:style-name="GndSyncPayload.A2" office:value-type="string">
            <text:p text:style-name="P14">command[K-1]</text:p>
          </table:table-cell>
          <table:table-cell table:style-name="GndSyncPayload.A2" office:value-type="string">
            <text:p text:style-name="P14">1</text:p>
          </table:table-cell>
          <table:table-cell table:style-name="GndSyncPayload.C2" office:value-type="string">
            <text:p text:style-name="P14">“</text:p>
          </table:table-cell>
        </table:table-row>
      </table:table>
      <text:p text:style-name="Table">Table <text:sequence text:ref-name="refTable0" text:name="Table" text:formula="ooow:Table+1" style:num-format="1">1</text:sequence>: Ground SYNC data payload</text:p>
      <text:p text:style-name="P4"/>
      <text:p text:style-name="P5"/>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22">Data</text:p>
            </table:table-cell>
            <table:table-cell table:style-name="Table1.A1" office:value-type="string">
              <text:p text:style-name="P22">Bytes</text:p>
            </table:table-cell>
            <table:table-cell table:style-name="Table1.C1" office:value-type="string">
              <text:p text:style-name="P22">Description</text:p>
            </table:table-cell>
          </table:table-row>
        </table:table-header-rows>
        <table:table-row>
          <table:table-cell table:style-name="Table1.A2" office:value-type="string">
            <text:p text:style-name="P15"/>
          </table:table-cell>
          <table:table-cell table:style-name="Table1.A2" office:value-type="string">
            <text:p text:style-name="P15">2</text:p>
          </table:table-cell>
          <table:table-cell table:style-name="Table1.C2" office:value-type="string">
            <text:p text:style-name="P15">Time from slot start to end transmission in milliseconds.</text:p>
          </table:table-cell>
        </table:table-row>
        <table:table-row>
          <table:table-cell table:style-name="Table1.A2" office:value-type="string">
            <text:p text:style-name="P15">chanRX<text:span text:style-name="T18">Balloon</text:span></text:p>
          </table:table-cell>
          <table:table-cell table:style-name="Table1.A2" office:value-type="string">
            <text:p text:style-name="P15">1</text:p>
          </table:table-cell>
          <table:table-cell table:style-name="Table1.C2" office:value-type="string">
            <text:p text:style-name="P15">Channel number for <text:span text:style-name="T18">ground</text:span> TX next frame.</text:p>
          </table:table-cell>
        </table:table-row>
        <table:table-row>
          <table:table-cell table:style-name="Table1.A2" office:value-type="string">
            <text:p text:style-name="P18">gpsBalloon</text:p>
          </table:table-cell>
          <table:table-cell table:style-name="Table1.A2" office:value-type="string">
            <text:p text:style-name="P30">20</text:p>
          </table:table-cell>
          <table:table-cell table:style-name="Table1.C2" office:value-type="string">
            <text:p text:style-name="P19">GPS position, <text:span text:style-name="T19">ground velocity, timestamp (4 bytes each)</text:span></text:p>
          </table:table-cell>
        </table:table-row>
        <table:table-row>
          <table:table-cell table:style-name="Table1.A2" office:value-type="string">
            <text:p text:style-name="P19">sensor data</text:p>
          </table:table-cell>
          <table:table-cell table:style-name="Table1.A2" office:value-type="string">
            <text:p text:style-name="P20">?</text:p>
          </table:table-cell>
          <table:table-cell table:style-name="Table1.C2" office:value-type="string">
            <text:p text:style-name="P17">“</text:p>
          </table:table-cell>
        </table:table-row>
        <table:table-row>
          <table:table-cell table:style-name="Table1.A2" office:value-type="string">
            <text:p text:style-name="P15">...</text:p>
          </table:table-cell>
          <table:table-cell table:style-name="Table1.A2" office:value-type="string">
            <text:p text:style-name="P15">...</text:p>
          </table:table-cell>
          <table:table-cell table:style-name="Table1.C2" office:value-type="string">
            <text:p text:style-name="P15">...</text:p>
          </table:table-cell>
        </table:table-row>
        <table:table-row>
          <table:table-cell table:style-name="Table1.A2" office:value-type="string">
            <text:p text:style-name="P19">sensor data</text:p>
          </table:table-cell>
          <table:table-cell table:style-name="Table1.A2" office:value-type="string">
            <text:p text:style-name="P20">?</text:p>
          </table:table-cell>
          <table:table-cell table:style-name="Table1.C2" office:value-type="string">
            <text:p text:style-name="P15">“</text:p>
          </table:table-cell>
        </table:table-row>
      </table:table>
      <text:p text:style-name="P29">Table <text:sequence text:ref-name="refTable1" text:name="Table" text:formula="ooow:Table+1" style:num-format="1">2</text:sequence>: <text:span text:style-name="T18">Balloon</text:span> SYNC data payload</text:p>
      <text:h text:style-name="P26" text:outline-level="1">Acquisition Mode</text:h>
      <text:p text:style-name="P23">A simple approach to acquisition will initially be used where the ground repeats SYNC slots on a pre-arranged channel continuously until an acknowledgment is received after which the synchronized frame sequence is picked up at slot 2.</text:p>
      <text:p text:style-name="P23"/>
      <text:h text:style-name="P28" text:outline-level="1">Bibliography</text:h>
      <text:p text:style-name="P7"><text:span text:style-name="T10">[1] </text:span>CC1101 Single-Chip Low Cost Low Power RF-Transceiver, Data sheet</text:p>
      <text:p text:style-name="P3">(cc1101.pdf)</text:p>
      <text:p text:style-name="P13"/>
      <text:p text:style-name="P6"><text:span text:style-name="T17">[2]</text:span> <text:span text:style-name="T17">DN505</text:span> RSSI Interpretation and Timing (swra114.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114in" draw:dots2="1" draw:dots2-length="0.0114in" draw:distance="0.0114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e" style:family="paragraph" style:parent-style-name="Caption"/>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3T08:11:57.944968178</meta:creation-date>
    <meta:editing-duration>PT13H46M16S</meta:editing-duration>
    <meta:editing-cycles>9</meta:editing-cycles>
    <meta:generator>LibreOffice/4.1.1.2$Linux_X86_64 LibreOffice_project/7e4286b58adc75a14f6d83f53a03b6c11fa2903</meta:generator>
    <meta:initial-creator>Lou Nigra</meta:initial-creator>
    <dc:date>2013-09-14T06:16:36.665059602</dc:date>
    <dc:creator>Lou Nigra</dc:creator>
    <meta:document-statistic meta:table-count="2" meta:image-count="0" meta:object-count="0" meta:page-count="4" meta:paragraph-count="62" meta:word-count="728" meta:character-count="4268" meta:non-whitespace-character-count="3598"/>
  </office:meta>
</office:document-meta>
</file>